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 style:list-style-name="">
      <style:text-properties fo:color="#000000" loext:opacity="100%" style:text-underline-style="none" officeooo:rsid="000a5e7e" officeooo:paragraph-rsid="0007f1b6"/>
    </style:style>
    <style:style style:name="P2" style:family="paragraph" style:parent-style-name="Standard" style:list-style-name="">
      <style:paragraph-properties fo:margin-top="0cm" fo:margin-bottom="0cm" style:contextual-spacing="false"/>
      <style:text-properties fo:color="#000000" loext:opacity="100%" style:font-name="Times New Roman" fo:font-size="12pt" style:text-underline-style="none" officeooo:rsid="000a5e7e" officeooo:paragraph-rsid="0007f1b6" style:font-size-asian="12pt" style:font-size-complex="12pt"/>
    </style:style>
    <style:style style:name="P3" style:family="paragraph" style:parent-style-name="Standard" style:list-style-name="">
      <style:paragraph-properties fo:margin-top="0cm" fo:margin-bottom="0cm" style:contextual-spacing="false"/>
      <style:text-properties fo:color="#000000" loext:opacity="100%" style:text-underline-style="none" officeooo:rsid="000a5e7e" officeooo:paragraph-rsid="0007f1b6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Courier New" fo:font-size="12pt" style:text-underline-style="none" officeooo:paragraph-rsid="0007f1b6" style:font-size-asian="12pt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Courier New" fo:font-size="12pt" style:text-underline-style="none" officeooo:paragraph-rsid="0007f1b6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text-underline-style="none" officeooo:paragraph-rsid="0007f1b6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Times New Roman" fo:font-size="12pt" style:text-underline-style="none" fo:font-weight="bold" officeooo:rsid="000a5e7e" officeooo:paragraph-rsid="0007f1b6" style:font-size-asian="12pt" style:font-weight-asian="bold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Times New Roman" fo:font-size="12pt" style:text-underline-style="none" fo:font-weight="bold" officeooo:rsid="000a5e7e" officeooo:paragraph-rsid="0007f1b6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Times New Roman" fo:font-size="12pt" style:text-underline-style="none" officeooo:paragraph-rsid="0007f1b6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fo:font-size="12pt" style:text-underline-style="none" officeooo:paragraph-rsid="0007f1b6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2pt" style:text-underline-style="none" officeooo:paragraph-rsid="0007f1b6" style:font-size-asian="12pt" style:font-size-complex="12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size="12pt" style:text-underline-style="none" officeooo:paragraph-rsid="0007f1b6" style:font-size-asian="12pt" style:font-size-complex="12pt"/>
    </style:style>
    <style:style style:name="P13" style:family="paragraph" style:parent-style-name="Text_20_body" style:list-style-name="">
      <style:paragraph-properties fo:margin-top="0cm" fo:margin-bottom="0cm" style:contextual-spacing="false"/>
      <style:text-properties fo:color="#000000" loext:opacity="100%" style:text-underline-style="none" fo:font-weight="bold" officeooo:rsid="000a5e7e" officeooo:paragraph-rsid="0007f1b6" style:font-weight-asian="bold" style:font-weight-complex="bold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12pt" style:font-size-asian="12pt"/>
    </style:style>
    <style:style style:name="T3" style:family="text">
      <style:text-properties style:font-name="Courier New" fo:font-size="12pt" fo:font-weight="bold" style:font-size-asian="12pt" style:font-weight-asian="bold"/>
    </style:style>
    <style:style style:name="T4" style:family="text">
      <style:text-properties style:font-name="Courier New" fo:font-size="12pt" fo:background-color="#d4d4d4" loext:char-shading-value="0" style:font-size-asian="12pt"/>
    </style:style>
    <style:style style:name="T5" style:family="text">
      <style:text-properties style:font-name="Courier New" fo:font-weight="bold" style:font-weight-asian="bold"/>
    </style:style>
    <style:style style:name="T6" style:family="text">
      <style:text-properties style:font-name="Courier New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Dominospiel: Reihenfolge der Programmierung</text:h>
      <text:h text:style-name="P13" text:outline-level="2">1. Tisch.java:</text:h>
      <text:h text:style-name="P13" text:outline-level="2">Die Methoden sollten direkt getestet werden, wenn man sie programmiert hat!</text:h>
      <text:h text:style-name="P13" text:outline-level="2"/>
      <text:h text:style-name="P3" text:outline-level="2"><text:span text:style-name="T2"><text:tab/></text:span><text:span text:style-name="T3">public</text:span><text:span text:style-name="T2"> </text:span><text:span text:style-name="T3">boolean</text:span><text:span text:style-name="T2"> anlegenVorne(</text:span><text:span text:style-name="T4">Dominostein</text:span><text:span text:style-name="T2"> pStein){</text:span></text:h>
      <text:p text:style-name="P4"/>
      <text:p text:style-name="P6"><text:span text:style-name="T2"><text:tab/></text:span><text:span text:style-name="T3">public</text:span><text:span text:style-name="T2"> </text:span><text:span text:style-name="T3">boolean</text:span><text:span text:style-name="T2"> anlegenHinten(</text:span><text:span text:style-name="T4">Dominostein</text:span><text:span text:style-name="T2"> pStein) {</text:span></text:p>
      <text:p text:style-name="P4"/>
      <text:p text:style-name="P6"><text:span text:style-name="T2"><text:tab/></text:span><text:span text:style-name="T3">public</text:span><text:span text:style-name="T2"> </text:span><text:span text:style-name="T3">boolean</text:span><text:span text:style-name="T2"> ketteIstGueltig() {</text:span></text:p>
      <text:p text:style-name="P4"/>
      <text:p text:style-name="P4"><text:tab/>/**</text:p>
      <text:p text:style-name="P4"><text:tab/> * nimmt den ersten Stein vom Vorrat und gibt ihn zurück</text:p>
      <text:p text:style-name="P4"><text:tab/> * wenn der Vorrat leer ist, dann wird null zurückgegeben.</text:p>
      <text:p text:style-name="P6"><text:span text:style-name="T2"><text:tab/> * </text:span><text:span text:style-name="T3">@return</text:span></text:p>
      <text:p text:style-name="P4"><text:tab/> */</text:p>
      <text:p text:style-name="P6"><text:span text:style-name="T2"><text:tab/></text:span><text:span text:style-name="T3">public</text:span><text:span text:style-name="T2"> </text:span><text:span text:style-name="T4">Dominostein</text:span><text:span text:style-name="T2"> vomVorrat() {</text:span></text:p>
      <text:p text:style-name="P4"/>
      <text:p text:style-name="P4"/>
      <text:p text:style-name="P7">2. Spieler.java</text:p>
      <text:p text:style-name="P7">Die Methoden können nicht direkt getestet werden, sind aber sehr einfach.</text:p>
      <text:p text:style-name="P10"><text:span text:style-name="T6"><text:tab/></text:span><text:span text:style-name="T1">/**</text:span></text:p>
      <text:p text:style-name="P5"><text:tab/> *nimmt dem Spieler den Stein weg, den er vorher mit</text:p>
      <text:p text:style-name="P5"><text:tab/> * auswaehlen ausgewaehlt hat.</text:p>
      <text:p text:style-name="P5"><text:tab/> */</text:p>
      <text:p text:style-name="P10"><text:span text:style-name="T1"><text:tab/></text:span><text:span text:style-name="T5">public</text:span><text:span text:style-name="T1"> </text:span><text:span text:style-name="T5">void</text:span><text:span text:style-name="T1"> wegnehmenAktuellenStein(){</text:span></text:p>
      <text:p text:style-name="P5"><text:tab/></text:p>
      <text:p text:style-name="P10"><text:span text:style-name="T1"><text:tab/></text:span><text:span text:style-name="T5">public</text:span><text:span text:style-name="T1"> </text:span><text:span text:style-name="T5">void</text:span><text:span text:style-name="T1"> steinHinzufuegen(Dominostein pStein) {</text:span></text:p>
      <text:p text:style-name="P5"/>
      <text:p text:style-name="P5"/>
      <text:p text:style-name="P8">3. Dominospiel.java</text:p>
      <text:p text:style-name="P5"/>
      <text:p text:style-name="P5"><text:tab/>/**</text:p>
      <text:p text:style-name="P11"><text:tab/> * an jeden Spieler werden vom <text:line-break/><text:tab/> * Vorrat 5 Dominosteine verteilt</text:p>
      <text:p text:style-name="P11"><text:tab/> */</text:p>
      <text:p text:style-name="P12"><text:span text:style-name="T1"><text:tab/></text:span><text:span text:style-name="T5">public</text:span><text:span text:style-name="T1"> </text:span><text:span text:style-name="T5">void</text:span><text:span text:style-name="T1"> austeilen(){</text:span></text:p>
      <text:p text:style-name="P11"/>
      <text:p text:style-name="P12"><text:span text:style-name="T1"><text:tab/></text:span><text:span text:style-name="T5">public</text:span><text:span text:style-name="T1"> </text:span><text:span text:style-name="T5">void</text:span><text:span text:style-name="T1"> spielen(){</text:span></text:p>
      <text:p text:style-name="P9"><text:tab/></text:p>
      <text:h text:style-name="P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6T06:14:33.093000000</dc:date>
    <meta:editing-duration>PT16S</meta:editing-duration>
    <meta:editing-cycles>1</meta:editing-cycles>
    <meta:document-statistic meta:table-count="0" meta:image-count="0" meta:object-count="0" meta:page-count="1" meta:paragraph-count="28" meta:word-count="117" meta:character-count="849" meta:non-whitespace-character-count="724"/>
    <meta:generator>LibreOffice/7.1.5.2$Windows_X86_64 LibreOffice_project/85f04e9f809797b8199d13c421bd8a2b025d52b5</meta:generator>
  </office:meta>
</office:document-meta>
</file>